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1.058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double #000000" style:border-line-width-top="0in 0.0047in 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order="0.06pt solid #000000"/>
      <style:text-properties style:font-name="Arial"/>
    </style:style>
    <style:style style:name="ce8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style:font-name="Arial"/>
    </style:style>
    <style:style style:name="ce9" style:family="table-cell" style:parent-style-name="Default" style:data-style-name="N123">
      <style:table-cell-properties fo:border="none"/>
      <style:text-properties style:font-name="Arial"/>
    </style:style>
    <style:style style:name="ce10" style:family="table-cell" style:parent-style-name="Default">
      <style:table-cell-properties fo:border-bottom="none" fo:border-left="none" fo:border-right="none" fo:border-top="0.06pt double #000000" style:border-line-width-top="0in 0.0047in 0in"/>
    </style:style>
    <style:style style:name="ce11" style:family="table-cell" style:parent-style-name="Default" style:data-style-name="N125">
      <style:table-cell-properties fo:border="0.06pt solid #000000"/>
      <style:text-properties style:font-name="Arial"/>
    </style:style>
    <style:style style:name="ce12" style:family="table-cell" style:parent-style-name="Default" style:data-style-name="N123">
      <style:table-cell-properties fo:border="0.06pt solid #000000"/>
    </style:style>
    <style:style style:name="ce13" style:family="table-cell" style:parent-style-name="Default" style:data-style-name="N123">
      <style:table-cell-properties fo:border="none"/>
    </style:style>
    <style:style style:name="ce14" style:family="table-cell" style:parent-style-name="Default" style:data-style-name="N125">
      <style:table-cell-properties fo:border="none"/>
    </style:style>
    <style:style style:name="ce15" style:family="table-cell" style:parent-style-name="Default" style:data-style-name="N125">
      <style:table-cell-properties fo:border-bottom="none" fo:border-left="none" fo:border-right="none" fo:border-top="0.06pt double #000000" style:border-line-width-top="0in 0.0047in 0in"/>
    </style:style>
    <style:style style:name="ce1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 table:number-columns-repeated="2"/>
        </table:table-row>
        <table:table-row table:style-name="ro3">
          <table:table-cell table:style-name="ce1" office:value-type="string">
            <text:p>Pcb + components</text:p>
          </table:table-cell>
          <table:table-cell table:style-name="ce7" office:value-type="currency" office:currency="CHF" office:value="199.95">
            <text:p>200 CHF</text:p>
          </table:table-cell>
          <table:table-cell table:style-name="ce12" office:value-type="currency" office:currency="CHF" office:value="104.3">
            <text:p>104 CHF</text:p>
          </table:table-cell>
          <table:table-cell table:style-name="ce12" office:value-type="currency" office:currency="CHF" office:value="88.42">
            <text:p>88 CHF</text:p>
          </table:table-cell>
          <table:table-cell table:number-columns-repeated="2"/>
        </table:table-row>
        <table:table-row table:style-name="ro5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2" office:value-type="currency" office:currency="CHF" office:value="125.08">
            <text:p>125 CHF</text:p>
          </table:table-cell>
          <table:table-cell table:style-name="ce12" office:value-type="currency" office:currency="CHF" office:value="71.24">
            <text:p>71 CHF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se + buttons + screws</text:p>
          </table:table-cell>
          <table:table-cell table:style-name="ce7" office:value-type="currency" office:currency="CHF" office:value="80.85">
            <text:p>81 CHF</text:p>
          </table:table-cell>
          <table:table-cell table:style-name="ce12" office:value-type="currency" office:currency="CHF" office:value="78.84">
            <text:p>79 CHF</text:p>
          </table:table-cell>
          <table:table-cell table:style-name="ce12" office:value-type="currency" office:currency="CHF" office:value="72.39">
            <text:p>72 CHF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3:.B5])" office:value-type="currency" office:currency="CHF" office:value="280.8">
            <text:p>281 CHF</text:p>
          </table:table-cell>
          <table:table-cell table:style-name="ce10" table:formula="of:=SUM([.C3:.C5])" office:value-type="currency" office:currency="CHF" office:value="308.22">
            <text:p>308 CHF</text:p>
          </table:table-cell>
          <table:table-cell table:style-name="ce10" table:formula="of:=SUM([.D3:.D5])" office:value-type="currency" office:currency="CHF" office:value="232.05">
            <text:p>232 CHF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7]*[.B2]" office:value-type="currency" office:currency="CHF" office:value="280.8">
            <text:p>281 CHF</text:p>
          </table:table-cell>
          <table:table-cell table:style-name="ce10" table:formula="of:=[.C7]*[.C2]" office:value-type="currency" office:currency="CHF" office:value="3082.2">
            <text:p>3,082 CHF</text:p>
          </table:table-cell>
          <table:table-cell table:style-name="ce10" table:formula="of:=[.D7]*[.D2]" office:value-type="currency" office:currency="CHF" office:value="11602.5">
            <text:p>11,603 CHF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3" table:number-rows-spanned="1">
            <text:p>Number of watches</text:p>
          </table:table-cell>
          <table:covered-table-cell table:style-name="ce2"/>
          <table:covered-table-cell table:style-name="ce16"/>
          <table:table-cell table:number-columns-repeated="2"/>
        </table:table-row>
        <table:table-row table:style-name="ro2">
          <table:table-cell/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0">
            <text:p>50</text:p>
          </table:table-cell>
          <table:table-cell/>
          <table:table-cell office:value-type="float" office:value="0.83">
            <text:p>0.83</text:p>
          </table:table-cell>
        </table:table-row>
        <table:table-row table:style-name="ro3">
          <table:table-cell table:style-name="ce1" office:value-type="string">
            <text:p>Pcb + components</text:p>
          </table:table-cell>
          <table:table-cell table:style-name="ce11" table:formula="of:=[.B3]*[.$F$11]" office:value-type="currency" office:currency="EUR" office:value="165.9585">
            <text:p>166 EUR</text:p>
          </table:table-cell>
          <table:table-cell table:style-name="ce11" table:formula="of:=[.C3]*[.$F$11]" office:value-type="currency" office:currency="EUR" office:value="86.569">
            <text:p>87 EUR</text:p>
          </table:table-cell>
          <table:table-cell table:style-name="ce11" table:formula="of:=[.D3]*[.$F$11]" office:value-type="currency" office:currency="EUR" office:value="73.3886">
            <text:p>73 EUR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cb assembly</text:p>
          </table:table-cell>
          <table:table-cell table:style-name="ce8" office:value-type="string">
            <text:p>N/A</text:p>
          </table:table-cell>
          <table:table-cell table:style-name="ce11" table:formula="of:=[.C4]*[.$F$11]" office:value-type="currency" office:currency="EUR" office:value="103.8164">
            <text:p>104 EUR</text:p>
          </table:table-cell>
          <table:table-cell table:style-name="ce11" table:formula="of:=[.D4]*[.$F$11]" office:value-type="currency" office:currency="EUR" office:value="59.1292">
            <text:p>59 EUR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ase + buttons + screws</text:p>
          </table:table-cell>
          <table:table-cell table:style-name="ce11" table:formula="of:=[.B5]*[.$F$11]" office:value-type="currency" office:currency="EUR" office:value="67.1055">
            <text:p>67 EUR</text:p>
          </table:table-cell>
          <table:table-cell table:style-name="ce11" table:formula="of:=[.C5]*[.$F$11]" office:value-type="currency" office:currency="EUR" office:value="65.4372">
            <text:p>65 EUR</text:p>
          </table:table-cell>
          <table:table-cell table:style-name="ce11" table:formula="of:=[.D5]*[.$F$11]" office:value-type="currency" office:currency="EUR" office:value="60.0837">
            <text:p>60 EUR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number-columns-repeated="2"/>
        </table:table-row>
        <table:table-row table:style-name="ro2">
          <table:table-cell table:style-name="ce4" office:value-type="string">
            <text:p>TOTAL per watch</text:p>
          </table:table-cell>
          <table:table-cell table:style-name="ce10" table:formula="of:=SUM([.B12:.B14])" office:value-type="currency" office:currency="EUR" office:value="233.064">
            <text:p>233 EUR</text:p>
          </table:table-cell>
          <table:table-cell table:style-name="ce15" table:formula="of:=SUM([.C12:.C14])" office:value-type="currency" office:currency="EUR" office:value="255.8226">
            <text:p>256 EUR</text:p>
          </table:table-cell>
          <table:table-cell table:style-name="ce15" table:formula="of:=SUM([.D12:.D14])" office:value-type="currency" office:currency="EUR" office:value="192.6015">
            <text:p>193 EUR</text:p>
          </table:table-cell>
          <table:table-cell table:number-columns-repeated="2"/>
        </table:table-row>
        <table:table-row table:style-name="ro2">
          <table:table-cell table:style-name="ce4" office:value-type="string">
            <text:p>TOTAL</text:p>
          </table:table-cell>
          <table:table-cell table:style-name="ce10" table:formula="of:=[.B16]*[.B11]" office:value-type="currency" office:currency="EUR" office:value="233.064">
            <text:p>233 EUR</text:p>
          </table:table-cell>
          <table:table-cell table:style-name="ce15" table:formula="of:=[.C16]*[.C11]" office:value-type="currency" office:currency="EUR" office:value="2558.226">
            <text:p>2,558 EUR</text:p>
          </table:table-cell>
          <table:table-cell table:style-name="ce15" table:formula="of:=[.D16]*[.D11]" office:value-type="currency" office:currency="EUR" office:value="9630.075">
            <text:p>9,630 EUR</text:p>
          </table:table-cell>
          <table:table-cell table:number-columns-repeated="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>CHF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CHF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>CHF</number:currency-symbol>
    </number:currency-style>
    <number:currency-style style:name="N123">
      <style:text-properties fo:color="#ff0000"/>
      <number:text>-</number:text>
      <number:number number:decimal-places="0" number:min-integer-digits="1" number:grouping="true"/>
      <number:text> </number:text>
      <number:currency-symbol>CHF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>EUR</number:currency-symbol>
    </number:currency-style>
    <number:currency-style style:name="N125">
      <number:text>-</number:text>
      <number:number number:decimal-places="0" number:min-integer-digits="1" number:grouping="true"/>
      <number:text> </number:text>
      <number:currency-symbol>EUR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ttin </meta:initial-creator>
    <meta:creation-date>2014-12-08T22:56:39</meta:creation-date>
    <dc:date>2015-01-13T00:29:52</dc:date>
    <dc:creator>mcattin </dc:creator>
    <meta:editing-duration>PT9M41S</meta:editing-duration>
    <meta:editing-cycles>5</meta:editing-cycles>
    <meta:generator>LibreOffice/3.5$Linux_x86 LibreOffice_project/350m1$Build-2</meta:generator>
    <meta:document-statistic meta:table-count="3" meta:cell-count="49" meta:object-count="0"/>
  </office:meta>
</office:document-meta>
</file>